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8C000002AB3E35F358E9E5FF78.jpg" manifest:media-type="image/jpeg"/>
  <manifest:file-entry manifest:full-path="Pictures/10000201000000A5000000F24E4539834231D5F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551cm" svg:height="2.275cm" svg:x="0.012cm" svg:y="0.788cm">
            <draw:image xlink:href="Pictures/10000201000000A5000000F24E4539834231D5F9.png" xlink:type="simple" xlink:show="embed" xlink:actuate="onLoad" loext:mime-type="image/png">
              <text:p/>
            </draw:image>
          </draw:frame>
          <draw:frame draw:style-name="gr1" draw:text-style-name="P1" draw:layer="layout" svg:width="1.717cm" svg:height="3.048cm" svg:x="2.171cm" svg:y="0.026cm">
            <draw:image xlink:href="Pictures/100000000000018C000002AB3E35F358E9E5FF78.jpg" xlink:type="simple" xlink:show="embed" xlink:actuate="onLoad" loext:mime-type="image/jpe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9cm" fo:page-height="3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5.2$Linux_X86_64 LibreOffice_project/10$Build-2</meta:generator>
    <dc:date>2020-04-08T17:34:29.980978454</dc:date>
    <dc:creator>Björn Kasper</dc:creator>
    <meta:editing-duration>PT3M45S</meta:editing-duration>
    <meta:editing-cycles>1</meta:editing-cycles>
    <meta:document-statistic meta:object-count="3"/>
  </office:meta>
</office:document-meta>
</file>